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byssinica SIL" style:text-underline-style="none" fo:font-weight="normal" style:font-weight-asian="normal" style:font-weight-complex="normal"/>
    </style:style>
    <style:style style:name="P2" style:family="paragraph" style:parent-style-name="Standard">
      <style:paragraph-properties fo:text-align="justify" style:justify-single-word="false"/>
      <style:text-properties style:font-name="Abyssinica SIL" style:text-underline-style="none" fo:font-weight="normal" style:font-weight-asian="normal" style:font-weight-complex="normal" loext:padding="0.049cm" loext:border="0.06pt solid #d9d9e3"/>
    </style:style>
    <style:style style:name="P3" style:family="paragraph" style:parent-style-name="Standard">
      <style:paragraph-properties fo:text-align="justify" style:justify-single-word="false" fo:padding="0.049cm" fo:border="0.06pt solid #d9d9e3"/>
      <style:text-properties style:font-name="Abyssinica SIL" style:text-underline-style="none" fo:font-weight="normal" style:font-weight-asian="normal" style:font-weight-complex="normal" loext:padding="0.049cm" loext:border="0.06pt solid #d9d9e3"/>
    </style:style>
    <style:style style:name="P4" style:family="paragraph" style:parent-style-name="Text_20_body">
      <style:paragraph-properties fo:text-align="justify" style:justify-single-word="false"/>
      <style:text-properties style:font-name="Abyssinica SIL" style:text-underline-style="none" fo:font-weight="normal" style:font-weight-asian="normal" style:font-weight-complex="normal" loext:padding="0.049cm" loext:border="0.06pt solid #d9d9e3"/>
    </style:style>
    <style:style style:name="P5" style:family="paragraph" style:parent-style-name="Text_20_body">
      <style:paragraph-properties fo:text-align="justify" style:justify-single-word="false" fo:padding="0.049cm" fo:border="0.06pt solid #d9d9e3"/>
      <style:text-properties style:font-name="Abyssinica SIL" loext:padding="0.049cm" loext:border="0.06pt solid #d9d9e3"/>
    </style:style>
    <style:style style:name="P6" style:family="paragraph" style:parent-style-name="Text_20_body" style:list-style-name="L7">
      <style:paragraph-properties fo:text-align="justify" style:justify-single-word="false" fo:padding="0.049cm" fo:border="0.06pt solid #d9d9e3"/>
      <style:text-properties style:font-name="Abyssinica SIL" loext:padding="0.049cm" loext:border="0.06pt solid #d9d9e3"/>
    </style:style>
    <style:style style:name="P7" style:family="paragraph" style:parent-style-name="Text_20_body">
      <style:paragraph-properties fo:text-align="justify" style:justify-single-word="false" fo:padding="0.049cm" fo:border="0.06pt solid #d9d9e3"/>
      <style:text-properties style:font-name="Abyssinica SIL" style:text-underline-style="none" fo:font-weight="normal" style:font-weight-asian="normal" style:font-weight-complex="normal" loext:padding="0.049cm" loext:border="0.06pt solid #d9d9e3"/>
    </style:style>
    <style:style style:name="P8" style:family="paragraph" style:parent-style-name="Text_20_body" style:list-style-name="L1">
      <style:paragraph-properties fo:text-align="justify" style:justify-single-word="false" fo:padding="0.049cm" fo:border="0.06pt solid #d9d9e3"/>
      <style:text-properties style:font-name="Abyssinica SIL" style:text-underline-style="none" fo:font-weight="normal" style:font-weight-asian="normal" style:font-weight-complex="normal" loext:padding="0.049cm" loext:border="0.06pt solid #d9d9e3"/>
    </style:style>
    <style:style style:name="P9" style:family="paragraph" style:parent-style-name="Text_20_body" style:list-style-name="L2">
      <style:paragraph-properties fo:text-align="justify" style:justify-single-word="false" fo:padding="0.049cm" fo:border="0.06pt solid #d9d9e3"/>
      <style:text-properties style:font-name="Abyssinica SIL" style:text-underline-style="none" fo:font-weight="normal" style:font-weight-asian="normal" style:font-weight-complex="normal" loext:padding="0.049cm" loext:border="0.06pt solid #d9d9e3"/>
    </style:style>
    <style:style style:name="P10" style:family="paragraph" style:parent-style-name="Text_20_body" style:list-style-name="L3">
      <style:paragraph-properties fo:text-align="justify" style:justify-single-word="false" fo:padding="0.049cm" fo:border="0.06pt solid #d9d9e3"/>
      <style:text-properties style:font-name="Abyssinica SIL" style:text-underline-style="none" fo:font-weight="normal" style:font-weight-asian="normal" style:font-weight-complex="normal" loext:padding="0.049cm" loext:border="0.06pt solid #d9d9e3"/>
    </style:style>
    <style:style style:name="P11" style:family="paragraph" style:parent-style-name="Text_20_body" style:list-style-name="L4">
      <style:paragraph-properties fo:text-align="justify" style:justify-single-word="false" fo:padding="0.049cm" fo:border="0.06pt solid #d9d9e3"/>
      <style:text-properties style:font-name="Abyssinica SIL" style:text-underline-style="none" fo:font-weight="normal" style:font-weight-asian="normal" style:font-weight-complex="normal" loext:padding="0.049cm" loext:border="0.06pt solid #d9d9e3"/>
    </style:style>
    <style:style style:name="P12" style:family="paragraph" style:parent-style-name="Text_20_body" style:list-style-name="L5">
      <style:paragraph-properties fo:text-align="justify" style:justify-single-word="false" fo:padding="0.049cm" fo:border="0.06pt solid #d9d9e3"/>
      <style:text-properties style:font-name="Abyssinica SIL" style:text-underline-style="none" fo:font-weight="normal" style:font-weight-asian="normal" style:font-weight-complex="normal" loext:padding="0.049cm" loext:border="0.06pt solid #d9d9e3"/>
    </style:style>
    <style:style style:name="P13" style:family="paragraph" style:parent-style-name="Text_20_body" style:list-style-name="L6">
      <style:paragraph-properties fo:text-align="justify" style:justify-single-word="false" fo:padding="0.049cm" fo:border="0.06pt solid #d9d9e3"/>
      <style:text-properties style:font-name="Abyssinica SIL" style:text-underline-style="none" fo:font-weight="normal" style:font-weight-asian="normal" style:font-weight-complex="normal" loext:padding="0.049cm" loext:border="0.06pt solid #d9d9e3"/>
    </style:style>
    <style:style style:name="P14" style:family="paragraph" style:parent-style-name="Text_20_body">
      <style:paragraph-properties fo:text-align="justify" style:justify-single-word="false" fo:padding="0.049cm" fo:border="0.06pt solid #d9d9e3"/>
      <style:text-properties style:font-name="Abyssinica SIL" style:text-underline-style="none" fo:font-weight="normal" officeooo:rsid="00164c4b" officeooo:paragraph-rsid="00164c4b" style:font-weight-asian="normal" style:font-weight-complex="normal" loext:padding="0.049cm" loext:border="0.06pt solid #d9d9e3"/>
    </style:style>
    <style:style style:name="P15" style:family="paragraph" style:parent-style-name="Text_20_body">
      <style:paragraph-properties fo:margin-top="0cm" fo:margin-bottom="0cm" loext:contextual-spacing="false" fo:text-align="justify" style:justify-single-word="false"/>
      <style:text-properties style:font-name="Abyssinica SIL" style:text-underline-style="none" fo:font-weight="normal" style:font-weight-asian="normal" style:font-weight-complex="normal" loext:padding="0cm" loext:border="none"/>
    </style:style>
    <style:style style:name="P16" style:family="paragraph" style:parent-style-name="Text_20_body" style:list-style-name="L1">
      <style:paragraph-properties fo:margin-top="0cm" fo:margin-bottom="0cm" loext:contextual-spacing="false" fo:text-align="justify" style:justify-single-word="false" fo:padding="0.049cm" fo:border="0.06pt solid #d9d9e3"/>
      <style:text-properties style:font-name="Abyssinica SIL" style:text-underline-style="none" fo:font-weight="normal" style:font-weight-asian="normal" style:font-weight-complex="normal" loext:padding="0.049cm" loext:border="0.06pt solid #d9d9e3"/>
    </style:style>
    <style:style style:name="P17" style:family="paragraph" style:parent-style-name="Text_20_body" style:list-style-name="L2">
      <style:paragraph-properties fo:margin-top="0cm" fo:margin-bottom="0cm" loext:contextual-spacing="false" fo:text-align="justify" style:justify-single-word="false" fo:padding="0.049cm" fo:border="0.06pt solid #d9d9e3"/>
      <style:text-properties style:font-name="Abyssinica SIL" style:text-underline-style="none" fo:font-weight="normal" style:font-weight-asian="normal" style:font-weight-complex="normal" loext:padding="0.049cm" loext:border="0.06pt solid #d9d9e3"/>
    </style:style>
    <style:style style:name="T1" style:family="text">
      <style:text-properties officeooo:rsid="00164c4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hat is gpu?</text:p>
      <text:p text:style-name="P3"/>
      <text:p text:style-name="P7">A GPU, or Graphics Processing Unit, is a specialized type of processor designed specifically for handling the complex calculations required for rendering images and video. It is a dedicated processor that is separate from the central processing unit (CPU) in your computer and is designed to handle the parallel processing needs of graphics and video workloads.</text:p>
      <text:p text:style-name="P7">A GPU typically has a large number of small, simple cores that are optimized for handling the repetitive calculations required for rendering images and video. This allows it to perform these calculations much faster than a general-purpose CPU, which is optimized for handling a wide range of different types of workloads.</text:p>
      <text:p text:style-name="P7">The GPU is responsible for several tasks, such as:</text:p>
      <text:list xml:id="list710013079" text:style-name="L1">
        <text:list-item>
          <text:p text:style-name="P16">Performing the complex calculations required for rendering images and video, such as shading, lighting, and texturing.</text:p>
        </text:list-item>
        <text:list-item>
          <text:p text:style-name="P16">Accelerating the performance of applications that use 3D graphics, such as games and professional 3D applications.</text:p>
        </text:list-item>
        <text:list-item>
          <text:p text:style-name="P16">Accelerating the performance of video playback and encoding.</text:p>
        </text:list-item>
        <text:list-item>
          <text:p text:style-name="P8">Performing general-purpose calculations that can be parallelized, such as machine learning and scientific simulations.</text:p>
        </text:list-item>
      </text:list>
      <text:p text:style-name="P7">GPUs are available in a wide range of different form factors, including as a separate card that can be installed in a desktop computer, or as a integrated part of the motherboard or the CPU in laptops and other devices.</text:p>
      <text:p text:style-name="P7">In recent years, the use of GPU has increased in different fields like Artificial Intelligence, Deep Learning and Machine Learning, where the parallel processing capabilities of the GPU are used to perform complex tasks like image and speech recognition, natural language processing and self-driving cars.</text:p>
      <text:p text:style-name="P7"/>
      <text:p text:style-name="P14">What is XR?</text:p>
      <text:p text:style-name="P7">XR stands for Extended Reality, which is an umbrella term used to describe a range of technologies that enhance or extend human perception of the real world. This includes Virtual Reality (VR), which creates a completely artificial environment, and <text:soft-page-break/>Augmented Reality (AR), which overlays digital information on the real world. XR also includes Mixed Reality (MR), which combines elements of both VR and AR to create a hybrid environment. These technologies are used in a variety of industries, including gaming, education, and training, as well as in fields such as architecture, engineering, and product design.</text:p>
      <text:p text:style-name="P4">Graphics driver support for XR platform ?</text:p>
      <text:p text:style-name="P7">Graphics driver support for XR platforms is crucial for ensuring that the technology works as intended and provides a smooth and immersive experience for users. In order for a computer or device to run XR applications, the graphics driver must be compatible with the platform's specifications and requirements.</text:p>
      <text:p text:style-name="P7">For Virtual Reality (VR) applications, the graphics driver must support the OpenVR or SteamVR APIs, which are used by popular VR headsets such as the Oculus Rift and HTC Vive. The graphics driver must also be optimized for the specific VR headset being used, as different headsets may have different requirements.</text:p>
      <text:p text:style-name="P7">For Augmented Reality (AR) applications, the graphics driver must support the ARKit or ARCore APIs, which are used by popular AR platforms such as Apple's ARKit and Google's ARCore. It also should be optimised for the specific device being used, as different devices may have different specifications.</text:p>
      <text:p text:style-name="P7">For Mixed Reality (MR) applications, the graphics driver must support the Windows Mixed Reality platform, which is used by popular MR headsets such as the HoloLens.</text:p>
      <text:p text:style-name="P7">It's important to note that many XR platforms are still in development and the requirements for graphics driver support may change over time. It's always a good idea to check the manufacturer's website for the latest information on graphics driver support for a specific XR platform.</text:p>
      <text:p text:style-name="P15"/>
      <text:p text:style-name="P15"/>
      <text:p text:style-name="P15"/>
      <text:p text:style-name="P4"><text:span text:style-name="T1">what is </text:span>openGL? </text:p>
      <text:p text:style-name="P7">OpenGL (Open Graphics Library) is a cross-platform, open-source graphics API that is widely used for developing 3D applications and games. It provides a set of <text:soft-page-break/>commands and functions that can be used to create and manipulate 3D graphics, including shapes, lighting, texturing, and shading.</text:p>
      <text:p text:style-name="P7">OpenGL is designed to be platform-independent and can be used on a wide range of devices and operating systems, including Windows, Linux, and MacOS. It also works with a wide range of programming languages including C, C++, Java and Python.</text:p>
      <text:p text:style-name="P7">OpenGL is supported by a variety of graphics hardware vendors, including Nvidia, AMD, and Intel, and it is also supported by many software vendors, including game developers and CAD software vendors.</text:p>
      <text:p text:style-name="P7">OpenGL is a powerful and flexible graphics API, but it can be complex to work with, and developers are required to handle many low-level details such as memory management and state management. To ease this complexity, there are other APIs like OpenTK, GLFW, and GLUT that provide a simpler interface to OpenGL and also handle many of the low-level details.</text:p>
      <text:p text:style-name="P7">It's worth noting that, although OpenGL is still widely used, there is another graphics API called Vulkan, which is becoming increasingly popular. This API is designed to be more efficient and lower-level than OpenGL and is aimed at high-performance applications such as games and professional 3D applications.</text:p>
      <text:p text:style-name="P15"/>
      <text:p text:style-name="P4"><text:span text:style-name="T1">What is </text:span>API ?</text:p>
      <text:p text:style-name="P7">An API, or Application Programming Interface, is a set of tools, protocols, and routines that developers can use to build software applications. It defines how different software components should interact with each other, and it enables different systems to communicate with each other and exchange data.</text:p>
      <text:p text:style-name="P7">APIs come in many different forms, such as libraries, frameworks, or protocols, and they can be used for a wide range of purposes, such as data integration, system integration, and service-oriented architecture.</text:p>
      <text:p text:style-name="P7">APIs are often used to expose the functionality of one application or service to other applications or services. For example, a company might create an API for their e-commerce platform that allows developers to access product data, customer information, and other data in order to build their own applications.</text:p>
      <text:p text:style-name="P7"><text:soft-page-break/>APIs can be either public or private. Public APIs are available to anyone who wants to use them, and they are often used to allow external developers to build applications that interact with a service or platform. Private APIs, on the other hand, are only available to authorized users or organizations, and they are often used to allow different systems or services within an organization to communicate with each other.</text:p>
      <text:p text:style-name="P7">APIs can be accessed by different programming languages, so developers can choose the one they are most comfortable with. Also, there are different types of APIs, such as REST, SOAP, and GraphQL, that use different architectural styles, protocols, and data formats to interact with external systems.</text:p>
      <text:p text:style-name="P1"/>
      <text:p text:style-name="P1"/>
      <text:p text:style-name="P2"><text:span text:style-name="T1">What is </text:span>vulkan?</text:p>
      <text:p text:style-name="P7">Vulkan is a low-overhead, cross-platform 3D graphics and compute API. It is designed to provide high-efficiency, cross-platform access to modern GPUs used in a wide variety of devices from PCs and consoles to mobile phones and embedded platforms.</text:p>
      <text:p text:style-name="P7">Vulkan is developed by the Khronos Group, a not-for-profit industry consortium, which also manages other open standards like OpenGL and OpenCL.</text:p>
      <text:p text:style-name="P7">One of the main differences between Vulkan and other similar APIs such as OpenGL, is that it is a low-overhead API, meaning that it gives developers more control over the GPU and more direct access to its capabilities. This allows developers to optimize their applications for specific hardware and platforms, which can result in improved performance and reduced power consumption.</text:p>
      <text:p text:style-name="P7">Vulkan also provides support for a wide range of graphics and compute features, including:</text:p>
      <text:list xml:id="list2522236924" text:style-name="L2">
        <text:list-item>
          <text:p text:style-name="P17">Multithreading</text:p>
        </text:list-item>
        <text:list-item>
          <text:p text:style-name="P17">Multi-GPU support</text:p>
        </text:list-item>
        <text:list-item>
          <text:p text:style-name="P17">Render Passes</text:p>
        </text:list-item>
        <text:list-item>
          <text:p text:style-name="P17">Descriptor Sets</text:p>
        </text:list-item>
        <text:list-item>
          <text:p text:style-name="P17">Pipeline Barriers</text:p>
        </text:list-item>
        <text:list-item>
          <text:p text:style-name="P17">Compute Shaders</text:p>
        </text:list-item>
        <text:list-item>
          <text:p text:style-name="P17"><text:soft-page-break/>Sparse Resources</text:p>
        </text:list-item>
        <text:list-item>
          <text:p text:style-name="P9">Memory Management</text:p>
        </text:list-item>
      </text:list>
      <text:p text:style-name="P7">Vulkan is also designed to be platform-independent, meaning that it can be used on a wide range of devices and operating systems, including Windows, Linux, and Android.</text:p>
      <text:p text:style-name="P7">As it's a low-level API, developers are required to handle many low-level details such as memory management and state management. But the low-level access to the GPU will give them the flexibility to create unique, high-performance and efficient applications.</text:p>
      <text:p text:style-name="P7">Vulkan has been widely adopted by the game industry, and many popular games now support it. Additionally, other industries such as automotive, architecture, engineering, and product design are also using it.</text:p>
      <text:p text:style-name="P1"/>
      <text:p text:style-name="P1"/>
      <text:p text:style-name="P2">how graphic drivers are designed</text:p>
      <text:p text:style-name="P7">Graphics drivers are designed to provide an interface between the operating system and the graphics processing unit (GPU) on the graphics card. They are developed by the GPU manufacturer, such as NVIDIA, AMD, and Intel, and are designed to work with specific models of GPU.</text:p>
      <text:p text:style-name="P7">The design process for graphics drivers typically involves the following steps:</text:p>
      <text:list xml:id="list3162263552" text:style-name="L3">
        <text:list-item>
          <text:p text:style-name="P10">Specification and Requirements Gathering: The GPU manufacturer will gather information about the capabilities and features of the new GPU, as well as the requirements of the operating system and other software that will be used with it.</text:p>
        </text:list-item>
        <text:list-item>
          <text:p text:style-name="P10">Implementation: The GPU manufacturer will then implement the graphics driver by writing code that communicates with the GPU and the operating system. This code will include functions and commands that can be used by the operating system and other software to access the GPU's features and capabilities.</text:p>
        </text:list-item>
        <text:list-item>
          <text:p text:style-name="P10">Optimization and Testing: The graphics driver will then be optimized for performance and tested on a variety of hardware and software configurations <text:soft-page-break/>to ensure that it works correctly and provides a smooth and immersive experience for users.</text:p>
        </text:list-item>
        <text:list-item>
          <text:p text:style-name="P10">Release: Once the graphics driver has been tested and optimized, it will be released to the public, and can be downloaded from the GPU manufacturer's website.</text:p>
        </text:list-item>
        <text:list-item>
          <text:p text:style-name="P10">Maintenance: The GPU manufacturer will continue to release updates to the graphics driver to fix bugs, improve performance, and add support for new features and technologies.</text:p>
        </text:list-item>
      </text:list>
      <text:p text:style-name="P7">It's important to note that, as the GPU technology and the operating systems keep evolving, the graphics driver should be updated to support the new features and capabilities, so the users can have the best experience with the GPU, with the most updated features and stability.</text:p>
      <text:p text:style-name="P1"/>
      <text:p text:style-name="P1"/>
      <text:p text:style-name="P2">how improvements in graphic drivers are made</text:p>
      <text:p text:style-name="P7">Improvements in graphics drivers are typically made through a process of ongoing development and optimization by the GPU manufacturer. The process of making improvements in graphics drivers can involve several different steps, such as:</text:p>
      <text:list xml:id="list3582707735" text:style-name="L4">
        <text:list-item>
          <text:p text:style-name="P11">Identifying areas for improvement: GPU manufacturers will constantly monitor the performance of their graphics drivers and identify areas where they can be improved. This can be done through testing, customer feedback, and monitoring the performance of the GPU in different applications and workloads.</text:p>
        </text:list-item>
        <text:list-item>
          <text:p text:style-name="P11">Research and development: GPU manufacturers will conduct research and development to find new ways to improve the performance and capabilities of their graphics drivers. This can include experimenting with new algorithms, techniques, and technologies, as well as working with other companies and organizations to develop new standards and specifications.</text:p>
        </text:list-item>
        <text:list-item>
          <text:p text:style-name="P11">Implementing improvements: Once new ways to improve the graphics driver have been identified, the GPU manufacturer will implement the improvements by updating the code and programming of the driver.</text:p>
        </text:list-item>
        <text:list-item>
          <text:p text:style-name="P11"><text:soft-page-break/>Testing and Quality assurance: The updated driver will be thoroughly tested to ensure that the improvements have been made correctly and that the driver is stable and compatible with all the different configurations of hardware and software that it may be used with.</text:p>
        </text:list-item>
        <text:list-item>
          <text:p text:style-name="P11">Release: Once the graphics driver has been tested and optimized, it will be released to the public, and can be downloaded from the GPU manufacturer's website.</text:p>
        </text:list-item>
      </text:list>
      <text:p text:style-name="P7">It's worth noting that, as the GPU technology and the operating systems keep evolving, the graphics driver should be updated to support the new features and capabilities, so the users can have the best experience with the GPU, with the most updated features and stability. Also, new features and capabilities require new commands and functionality, so the GPU manufacturers need to constantly work on adding new functionality to the drivers to support the new features of the GPU.</text:p>
      <text:p text:style-name="P1"/>
      <text:p text:style-name="P1"/>
      <text:p text:style-name="P2">how resoulutions are desided in graphic drivers for different platforms</text:p>
      <text:p text:style-name="P7">The resolution of a display is the number of pixels that make up the width and height of the screen. The decision of what resolution to support in a graphics driver for different platforms is typically made by the GPU manufacturer, in consultation with the platform manufacturer and other stakeholders.</text:p>
      <text:p text:style-name="P7">The process for determining the resolution to support in a graphics driver for a particular platform can involve several different steps, such as:</text:p>
      <text:list xml:id="list1564510719" text:style-name="L5">
        <text:list-item>
          <text:p text:style-name="P12">Identifying the target platform: The GPU manufacturer will identify the target platform for which the graphics driver will be developed. This can include different types of devices such as desktops, laptops, tablets, smartphones, and VR/AR headsets.</text:p>
        </text:list-item>
        <text:list-item>
          <text:p text:style-name="P12">Identifying the display technology: The GPU manufacturer will also identify the display technology used in the target platform, such as LCD, OLED, or AMOLED. Each technology has its own characteristics and capabilities, which will affect the resolution that can be supported.</text:p>
        </text:list-item>
        <text:list-item>
          <text:p text:style-name="P12"><text:soft-page-break/>Analyzing the capabilities of the GPU: The GPU manufacturer will analyze the capabilities of the GPU, such as the number of transistors, memory bandwidth, and power consumption, to determine the maximum resolution that it can support.</text:p>
        </text:list-item>
        <text:list-item>
          <text:p text:style-name="P12">Considering the market trends: The GPU manufacturer will consider the market trends and the resolution that is commonly used in other similar devices in the market. They will also consider the resolution that is expected to be used in the future and plan accordingly.</text:p>
        </text:list-item>
        <text:list-item>
          <text:p text:style-name="P12">Balancing the trade-offs: The GPU manufacturer will balance the trade-offs between the resolution, performance, power consumption, and cost to decide on the resolution to support in the graphics driver.</text:p>
        </text:list-item>
        <text:list-item>
          <text:p text:style-name="P12">Testing and Quality assurance: The graphics driver will be tested with different resolutions to ensure that it works correctly and provides a smooth and immersive experience for users.</text:p>
        </text:list-item>
      </text:list>
      <text:p text:style-name="P7">It's worth noting that, as the technology advances, the resolution supported by the graphic driver will increase, but the decision is not only based on the technology, but also on the cost, power consumption, and the market trends.</text:p>
      <text:p text:style-name="P1"/>
      <text:p text:style-name="P1"/>
      <text:p text:style-name="P2">differnece between in opengl and opencl</text:p>
      <text:p text:style-name="P7">OpenGL and OpenCL are both open-source technologies, but they serve different purposes and have different features.</text:p>
      <text:p text:style-name="P7">OpenGL (Open Graphics Library) is a cross-platform, open-source graphics API that is widely used for developing 3D applications and games. It provides a set of commands and functions that can be used to create and manipulate 3D graphics, including shapes, lighting, texturing, and shading. It's designed to be platform-independent and can be used on a wide range of devices and operating systems, including Windows, Linux, and MacOS.</text:p>
      <text:p text:style-name="P7">On the other hand, OpenCL (Open Computing Language) is an open-source, cross-platform parallel programming framework that allows developers to write code that can run on a wide range of devices, including CPUs, GPUs, and other processors. It <text:soft-page-break/>is designed to enable the use of a diverse mix of devices to accelerate a wide range of applications, including image and signal processing, computational finance, and scientific simulations.</text:p>
      <text:p text:style-name="P7">In summary, OpenGL is a graphics API that is used to create and manipulate 3D graphics, while OpenCL is a parallel programming framework that can be used to accelerate a wide range of applications by taking advantage of the processing power of different types of devices, including GPUs.</text:p>
      <text:p text:style-name="P7">In practice, OpenCL can be used alongside OpenGL to perform complex calculations like physics simulations, artificial intelligence, and machine learning, and then use the results to render 3D graphics on the screen using OpenGL commands.</text:p>
      <text:p text:style-name="P1"/>
      <text:p text:style-name="P1"/>
      <text:p text:style-name="P2">difference in mobile graphic and pc graphic and other device graphics</text:p>
      <text:p text:style-name="P7">Mobile graphics and PC graphics are similar in that they both use a GPU (graphics processing unit) to render images and video on a screen, but there are some key differences between the two.</text:p>
      <text:p text:style-name="P7">Mobile graphics are typically designed to be power-efficient and are optimized for use in small, portable devices such as smartphones and tablets. They are designed to work with the limited power and thermal constraints of these devices, and often have fewer transistors and less memory than their PC counterparts. Mobile GPUs are also designed to use less power, so they can be used in devices that rely on battery power.</text:p>
      <text:p text:style-name="P7">PC graphics, on the other hand, are typically designed to be more powerful and are optimized for use in desktop and laptop computers. They are designed to work with the larger power and thermal constraints of these devices and often have more transistors and more memory than mobile GPUs. They are also designed to provide a high-performance experience, such as gaming, video editing and 3D rendering, among other things.</text:p>
      <text:p text:style-name="P7">Other devices graphics such as gaming consoles, smart TVs, and VR/AR headsets also have their own specific requirements and optimized to work under those conditions. For example, gaming consoles have a set of hardware that is dedicated to gaming, and their GPU is optimized for gaming performance and to provide a <text:soft-page-break/>consistent experience across all games. Smart TVs and VR/AR headsets, on the other hand, have different requirements such as low latency and high refresh rates, and their GPU is optimized to provide a smooth and immersive experience.</text:p>
      <text:p text:style-name="P7">In summary, the main difference between mobile graphics and PC graphics is that mobile graphics are designed to be power-efficient and optimized for use in small, portable devices, while PC graphics are designed to be more powerful and optimized for use in desktop and laptop computers. Other device graphics are designed to meet the specific requirements of those devices.</text:p>
      <text:p text:style-name="P1"/>
      <text:p text:style-name="P1"/>
      <text:p text:style-name="P2">graphic drivers and types on the bases of resolution</text:p>
      <text:p text:style-name="P7">The resolution of a display refers to the number of pixels that make up the width and height of the screen. Graphics drivers can be designed to support different resolutions, depending on the capabilities of the GPU and the requirements of the platform.</text:p>
      <text:p text:style-name="P7">Here are some common types of graphics drivers based on resolution:</text:p>
      <text:list xml:id="list1346592403" text:style-name="L6">
        <text:list-item>
          <text:p text:style-name="P13">High-resolution graphics drivers: These graphics drivers are designed to support high-resolution displays, such as 4K and 8K screens. They are typically used in high-end desktop and laptop computers, as well as in some gaming consoles and professional displays. They require a powerful GPU and a lot of memory to handle the large number of pixels and provide a high-quality image.</text:p>
        </text:list-item>
        <text:list-item>
          <text:p text:style-name="P13">Medium-resolution graphics drivers: These graphics drivers are designed to support medium-resolution displays, such as 1080p and 1440p screens. They are typically used in desktop and laptop computers, as well as in some gaming consoles and professional displays. They require a moderately powerful GPU and a moderate amount of memory to handle the medium number of pixels and provide a good-quality image.</text:p>
        </text:list-item>
        <text:list-item>
          <text:p text:style-name="P13">Low-resolution graphics drivers: These graphics drivers are designed to support low-resolution displays, such as 720p and 800x600 screens. They are typically used in older desktop and laptop computers, as well as in some mobile devices and low-end gaming consoles. They require a less powerful GPU and <text:soft-page-break/>a small amount of memory to handle the low number of pixels and provide a basic-quality image.</text:p>
        </text:list-item>
      </text:list>
      <text:p text:style-name="P7">It's worth noting that, as technology advances and the resolution of the displays increases, the requirements for the GPU and the memory also increase. So the graphics driver needs to be updated to support the new resolution and provide the best image quality.</text:p>
      <text:p text:style-name="P7">Also, it's worth noting that the resolution is not the only factor that determines the quality of the image, other factors like refresh rate, color depth and color gamut also play a role in providing a quality image.</text:p>
      <text:p text:style-name="P1"/>
      <text:p text:style-name="P1"/>
      <text:p text:style-name="P2">difference between opengl opencl vulkan</text:p>
      <text:p text:style-name="P5">OpenGL, OpenCL, and Vulkan are all open-source, cross-platform technologies that are used for developing applications and games, but they serve different purposes and have different features.</text:p>
      <text:list xml:id="list3812417662" text:style-name="L7">
        <text:list-item>
          <text:p text:style-name="P6">OpenGL (Open Graphics Library) is a graphics API that is widely used for developing 3D applications and games. It provides a set of commands and functions that can be used to create and manipulate 3D graphics, including shapes, lighting, texturing, and shading. It is designed to be platform-independent and can be used on a wide range of devices and operating systems, including Windows, Linux, and MacOS.</text:p>
        </text:list-item>
        <text:list-item>
          <text:p text:style-name="P6">OpenCL (Open Computing Language) is a parallel programming framework that allows developers to write code that can run on a wide range of devices, including CPUs, GPUs, and other processors. It is designed to enable the use of a diverse mix of devices to accelerate a wide range of applications, including image and signal processing, computational finance, and scientific simulations.</text:p>
        </text:list-item>
        <text:list-item>
          <text:p text:style-name="P6">Vulkan is a low-overhead, cross-platform 3D graphics and compute API. It is designed to provide high-efficiency, cross-platform access to modern GPUs used in a wide variety of devices from PCs and consoles to mobile phones and embedded platforms. It gives developers more control over the GPU and more direct access to its capabilities, allowing them to optimize their <text:soft-page-break/>applications for specific hardware and platforms, which can result in improved performance and reduced power consumption.</text:p>
        </text:list-item>
      </text:list>
      <text:p text:style-name="P5">In summary, OpenGL is mainly used for creating and manipulating 3D graphics, OpenCL is mainly used for accelerating a wide range of applications by taking advantage of the processing power of different types of devices, including GPUs, and Vulkan is mainly used for low-overhead, high-efficiency access to modern GPUs and cross-platform 3D graphics and compute API.</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25T16:29:50.101625662</meta:creation-date>
    <dc:date>2023-01-25T17:54:16.041660933</dc:date>
    <meta:editing-duration>PT14M4S</meta:editing-duration>
    <meta:editing-cycles>3</meta:editing-cycles>
    <meta:generator>LibreOffice/6.4.7.2$Linux_X86_64 LibreOffice_project/40$Build-2</meta:generator>
    <meta:document-statistic meta:table-count="0" meta:image-count="0" meta:object-count="0" meta:page-count="12" meta:paragraph-count="99" meta:word-count="3443" meta:character-count="21805" meta:non-whitespace-character-count="18494"/>
  </office:meta>
</office:document-meta>
</file>